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7.016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4-22">
            <text:p>04/22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2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/>
            <text:p/>
            <text:p>If data and receive buffer is full:</text:p>
            <text:p><text:s/>Discard packet</text:p>
            <text:p/>
            <text:p><text:span text:style-name="T2"># This needs to happen after all calls to all modules</text:span></text:p>
            <text:p><text:span text:style-name="T3">If saved CloseEvent &amp;&amp; send buffer is empty &amp;&amp; # outstanding == 0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4">If FIN &amp;&amp; receive buffer not empty &amp;&amp; state == Established:</text:span></text:p>
            <text:p><text:span text:style-name="T4"><text:s/></text:span><text:span text:style-name="T4">Save Event;</text:span></text:p>
            <text:p><text:span text:style-name="T4"><text:s/></text:span><text:span text:style-name="T4">Return;</text:span>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3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6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2"/>
        </table:table-row>
        <table:table-row table:style-name="ro2">
          <table:table-cell office:value-type="string">
            <text:p>ReceiveBufferNotFull</text:p>
          </table:table-cell>
          <table:table-cell/>
          <table:table-cell office:value-type="string">
            <text:p>if state == Estabished &amp;&amp; saved FIN &amp;&amp; receive buffer is empty:</text:p>
            <text:p><text:s/>Dispatch saved Event;</text:p>
          </table:table-cell>
          <table:table-cell table:number-columns-repeated="1021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/>
          <table:table-cell table:style-name="ce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3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2T13:41:55</dc:date>
    <dc:creator>Randy Buck</dc:creator>
    <meta:editing-duration>PT178H15M19S</meta:editing-duration>
    <meta:editing-cycles>125</meta:editing-cycles>
    <meta:generator>OpenOffice.org/3.2$Unix OpenOffice.org_project/320m12$Build-9483</meta:generator>
    <meta:printed-by>Randy Buck</meta:printed-by>
    <meta:print-date>2011-04-21T15:51:50</meta:print-date>
    <meta:document-statistic meta:table-count="3" meta:cell-count="55" meta:object-count="0"/>
  </office:meta>
</office:document-meta>
</file>